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965in"/>
      <style:text-properties style:font-name="Times" fo:font-size="24.0pt"/>
    </style:style>
    <style:style style:name="P2" style:family="paragraph" style:parent-style-name="Standard">
      <style:text-properties style:font-name="Times" fo:font-size="24.0pt"/>
    </style:style>
    <style:style style:name="P3" style:family="paragraph" style:parent-style-name="Standard">
      <style:paragraph-properties fo:margin-bottom="0.1965in"/>
      <style:text-properties style:font-name="Times" fo:font-size="24.0pt" fo:color="#004b91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udo apt-get update &amp;&amp; sudo apt-get upgrade -y</text:p>
      <text:p text:style-name="P1">sudo apt-get install openjdk-7-jdk -y</text:p>
      <text:p text:style-name="P1">wget http://archive.apache.org/dist/flume/1.4.0/apache-flume-1.4.0-bin.tar.gz</text:p>
      <text:p text:style-name="P1">tar -zxvf apache-flume-1.4.0-bin.tar.gz</text:p>
      <text:p text:style-name="P1">cd apache-flume-1.4.0-bin/conf/</text:p>
      <text:p text:style-name="P1">mv flume-env.sh.template flume-env.sh</text:p>
      <text:p text:style-name="P1">nano /home/ubuntu/apache-flume-1.4.0-bin/conf/flume-env.sh</text:p>
      <text:p text:style-name="P1">JAVA_HOME=/usr/lib/jvm/java-7-openjdk-amd64</text:p>
      <text:p text:style-name="P1">FLUME_CLASSPATH="/home/ubuntu/apache-flume-1.4.0-bin/lib/*.jar"</text:p>
      <text:p text:style-name="P1">cd</text:p>
      <text:p text:style-name="P1"/>
      <text:p text:style-name="P2"># Flume agent config</text:p>
      <text:p text:style-name="P2">cloudage.sources = eventlog</text:p>
      <text:p text:style-name="P2">cloudage.channels = file_channel</text:p>
      <text:p text:style-name="P2">cloudage.sinks = sink_to_hdfs</text:p>
      <text:p text:style-name="P2"/>
      <text:p text:style-name="P2"># Define / Configure source</text:p>
      <text:p text:style-name="P2">cloudage.sources.eventlog.type = exec</text:p>
      <text:p text:style-name="P2">cloudage.sources.eventlog.command = tail -F /var/log/flume/eventlog.log</text:p>
      <text:p text:style-name="P2">cloudage.sources.eventlog.restart = true</text:p>
      <text:p text:style-name="P2">cloudage.sources.eventlog.batchSize = 1000</text:p>
      <text:p text:style-name="P2">#cloudage.sources.eventlog.type = seq</text:p>
      <text:p text:style-name="P2"/>
      <text:p text:style-name="P2"># HDFS sinks</text:p>
      <text:p text:style-name="P2">cloudage.sinks.sink_to_hdfs.type = hdfs</text:p>
      <text:p text:style-name="P2">cloudage.sinks.sink_to_hdfs.hdfs.fileType = DataStream</text:p>
      <text:p text:style-name="P2">cloudage.sinks.sink_to_hdfs.hdfs.path = hdfs://localhost:9000/user/ubuntu/flume/events</text:p>
      <text:p text:style-name="P2">cloudage.sinks.sink_to_hdfs.hdfs.filePrefix = eventlog</text:p>
      <text:p text:style-name="P2">cloudage.sinks.sink_to_hdfs.hdfs.fileSuffix = .log</text:p>
      <text:p text:style-name="P2">cloudage.sinks.sink_to_hdfs.hdfs.batchSize = 1000</text:p>
      <text:p text:style-name="P2"/>
      <text:p text:style-name="P2"># Use a channel which buffers events in memory</text:p>
      <text:p text:style-name="P2">cloudage.channels.file_channel.type = file</text:p>
      <text:p text:style-name="P2">cloudage.channels.file_channel.checkpointDir = /var/log/flume/checkpoint</text:p>
      <text:p text:style-name="P2">cloudage.channels.file_channel.dataDirs = /var/log/flume/data</text:p>
      <text:p text:style-name="P2"/>
      <text:p text:style-name="P2"># Bind the source and sink to the channel</text:p>
      <text:p text:style-name="P2">cloudage.sources.eventlog.channels = file_channel</text:p>
      <text:p text:style-name="P1">cloudage.sinks.sink_to_hdfs.channel = file_channel</text:p>
      <text:p text:style-name="P2">sudo mkdir /var/log/flume/</text:p>
      <text:p text:style-name="P2">sudo mkdir /var/log/flume/checkpoint/</text:p>
      <text:p text:style-name="P2">sudo mkdir /var/log/flume/data/</text:p>
      <text:p text:style-name="P1">sudo chmod 777 -R /var/log/flume</text:p>
      <text:p text:style-name="P1">hadoop fs -mkdir hdfs://localhost:9000/user/ubuntu/flume/events</text:p>
      <text:p text:style-name="P3"><text:span text:style-name="T1">wget https://s3.amazonaws.com/cloud-age/generate_logs.py</text:span></text:p>
      <text:p text:style-name="P1">cd apache-flume-1.4.0-bin/bin</text:p>
      <text:p text:style-name="P1">./flume-ng agent --conf /home/ubuntu/apache-flume-1.4.0-bin/conf/ --conf-file /home/ubuntu/apache-flume-1.4.0-bin/conf/flume.conf <text:s/>--name cloudage</text:p>
      <text:p text:style-name="P1">nc -l localhost 1234</text:p>
      <text:p text:style-name="P1">telnet localhost 1234</text:p>
      <text:p text:style-name="P1"><text:span text:style-name="T2">or</text:span></text:p>
      <text:p text:style-name="P1"><text:span text:style-name="T2">nano .bashrc</text:span></text:p>
      <text:p text:style-name="P1"><text:span text:style-name="T2">export FLUME_PREFIX=/home/ubuntu/apache-flume-1.4.0-bin/</text:span></text:p>
      <text:p text:style-name="P1"><text:span text:style-name="T2">export PATH=$PATH:$FLUME_PREFIX/bin</text:span></text:p>
      <text:p text:style-name="P1"><text:span text:style-name="T2">For a seperate flume server make sure common*.jar is in flume lib</text:span></text:p>
      <text:p text:style-name="P1"><text:span text:style-name="T2">cp /usr/local/hadoop/lib/common*.jar /home/ubuntu/ apache-flume-1.4.0-bin/lib/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